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DL $EQUAL</text:p>
      <text:p text:style-name="P2"><text:a xlink:type="simple" xlink:href="../DungeonCraftHelp.html">DungeonCraft Help Home</text:a></text:p>
      <text:p text:style-name="P2"/>
      <text:p text:style-name="Preformatted_20_Text"><text:s text:c="4"/>$EQUAL ( string1, string2)</text:p>
      <text:p text:style-name="Text_20_body"/>
      <text:p text:style-name="Text_20_body">Return value: "1" if the two strings are identical. <text:s/>Else "".</text:p>
      <text:p text:style-name="Text_20_body"/>
      <text:p text:style-name="Text_20_body">This function should not be used for numeric comparisons unless you are certain that the numbers are formatted identically. <text:s/>For example:</text:p>
      <text:p text:style-name="Text_20_body"/>
      <text:p text:style-name="Text_20_body"><text:s text:c="4"/>$EQUAL ( "03", "3)</text:p>
      <text:p text:style-name="Text_20_body"/>
      <text:p text:style-name="Text_20_body">would result in "" (or false). <text:s/>If the numbers were the result of computations then you can assume that they are indeed formatted identically.</text:p>
      <text:p text:style-name="Text_20_body"/>
      <text:p text:style-name="Text_20_body"/>
      <text:p text:style-name="Text_20_body">See also:</text:p>
      <text:p text:style-name="Text_20_body"><text:a xlink:type="simple" xlink:href="../GPDL$GREP.html">$GREP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3:42:40</meta:creation-date>
    <meta:generator>OpenOffice.org/3.2$Win32 OpenOffice.org_project/320m12$Build-9483</meta:generator>
    <meta:editing-cycles>2</meta:editing-cycles>
    <meta:editing-duration>PT00H02M17S</meta:editing-duration>
    <dc:title>$EQUAL</dc:title>
    <dc:date>2010-05-09T17:00:28.55</dc:date>
    <dc:creator>Paul Stevens</dc:creator>
    <meta:document-statistic meta:table-count="0" meta:image-count="0" meta:object-count="0" meta:page-count="1" meta:paragraph-count="9" meta:word-count="72" meta:character-count="439"/>
  </office:meta>
</office:document-meta>
</file>